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fo:language="en" fo:country="US" officeooo:rsid="00111376" officeooo:paragraph-rsid="00111376"/>
    </style:style>
    <style:style style:name="P2" style:family="paragraph" style:parent-style-name="Standard">
      <style:paragraph-properties fo:text-align="end" style:justify-single-word="false"/>
      <style:text-properties fo:language="en" fo:country="US" officeooo:rsid="00111376" officeooo:paragraph-rsid="00111376"/>
    </style:style>
    <style:style style:name="P3" style:family="paragraph" style:parent-style-name="Standard">
      <style:paragraph-properties fo:text-align="center" style:justify-single-word="false"/>
      <style:text-properties fo:language="en" fo:country="US" officeooo:rsid="00111376" officeooo:paragraph-rsid="00111376"/>
    </style:style>
    <style:style style:name="P4" style:family="paragraph" style:parent-style-name="Standard">
      <style:paragraph-properties fo:text-align="center" style:justify-single-word="false">
        <style:tab-stops>
          <style:tab-stop style:position="10.028cm"/>
          <style:tab-stop style:position="11.007cm"/>
        </style:tab-stops>
      </style:paragraph-properties>
      <style:text-properties fo:language="en" fo:country="US" officeooo:rsid="00111376" officeooo:paragraph-rsid="00111376"/>
    </style:style>
    <style:style style:name="P5" style:family="paragraph" style:parent-style-name="Standard">
      <style:paragraph-properties fo:text-align="center" style:justify-single-word="false">
        <style:tab-stops>
          <style:tab-stop style:position="10.028cm"/>
          <style:tab-stop style:position="11.007cm"/>
        </style:tab-stops>
      </style:paragraph-properties>
      <style:text-properties fo:font-size="10pt" fo:language="en" fo:country="US" style:text-underline-style="none" officeooo:rsid="00111376" officeooo:paragraph-rsid="00111376" style:font-size-asian="8.75pt" style:font-size-complex="10pt"/>
    </style:style>
    <style:style style:name="P6" style:family="paragraph" style:parent-style-name="Standard">
      <style:text-properties fo:language="en" fo:country="GB"/>
    </style:style>
    <style:style style:name="P7" style:family="paragraph" style:parent-style-name="Standard">
      <style:paragraph-properties fo:text-align="center" style:justify-single-word="false"/>
      <style:text-properties fo:font-size="16pt" fo:language="en" fo:country="GB" officeooo:rsid="00111376" officeooo:paragraph-rsid="00111376" style:font-size-asian="16pt" style:font-size-complex="16pt"/>
    </style:style>
    <style:style style:name="P8" style:family="paragraph" style:parent-style-name="Standard">
      <style:paragraph-properties fo:text-align="center" style:justify-single-word="false"/>
      <style:text-properties fo:font-size="16pt" fo:language="en" fo:country="US" officeooo:rsid="00165ce0" officeooo:paragraph-rsid="00165ce0" style:font-size-asian="16pt" style:font-size-complex="16pt"/>
    </style:style>
    <style:style style:name="P9" style:family="paragraph" style:parent-style-name="Heading_20_1">
      <style:text-properties fo:language="en" fo:country="GB"/>
    </style:style>
    <style:style style:name="P10" style:family="paragraph" style:parent-style-name="Heading_20_1">
      <style:paragraph-properties fo:margin-top="0.847cm" fo:margin-bottom="0.499cm" loext:contextual-spacing="false"/>
      <style:text-properties fo:language="en" fo:country="CA"/>
    </style:style>
    <style:style style:name="P11" style:family="paragraph" style:parent-style-name="Heading_20_2">
      <style:paragraph-properties fo:margin-top="0.353cm" fo:margin-bottom="0.499cm" loext:contextual-spacing="false"/>
      <style:text-properties fo:language="en" fo:country="CA"/>
    </style:style>
    <style:style style:name="P12" style:family="paragraph" style:parent-style-name="Heading_20_3">
      <style:text-properties fo:language="en" fo:country="CA"/>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51cm" style:type="right" style:leader-style="dotted" style:leader-text="."/>
        </style:tab-stops>
      </style:paragraph-properties>
    </style:style>
    <style:style style:name="P15" style:family="paragraph" style:parent-style-name="Text_20_body">
      <style:text-properties fo:language="en" fo:country="CA"/>
    </style:style>
    <style:style style:name="P16" style:family="paragraph" style:parent-style-name="Standard" style:master-page-name="Front_20_material">
      <style:paragraph-properties fo:text-align="center" style:justify-single-word="false" style:page-number="auto">
        <style:tab-stops>
          <style:tab-stop style:position="10.028cm"/>
          <style:tab-stop style:position="11.007cm"/>
        </style:tab-stops>
      </style:paragraph-properties>
      <style:text-properties fo:font-size="10pt" fo:language="en" fo:country="US" style:text-underline-style="none" officeooo:rsid="00111376" officeooo:paragraph-rsid="00111376" style:font-size-asian="8.75pt" style:font-size-complex="10pt"/>
    </style:style>
    <style:style style:name="P17" style:family="paragraph" style:parent-style-name="Heading_20_1" style:master-page-name="First_20_Page">
      <style:paragraph-properties style:page-number="auto"/>
      <style:text-properties fo:language="en" fo:country="GB"/>
    </style:style>
    <style:style style:name="P18" style:family="paragraph" style:parent-style-name="Heading_20_1" style:master-page-name="Standard">
      <style:paragraph-properties style:page-number="1"/>
      <style:text-properties fo:language="en" fo:country="CA" fo:font-weight="bold" style:font-weight-asian="bold"/>
    </style:style>
    <style:style style:name="T1" style:family="text">
      <style:text-properties officeooo:rsid="00165ce0"/>
    </style:style>
    <style:style style:name="T2" style:family="text">
      <style:text-properties fo:language="en" fo:country="C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p text:style-name="P6"/>
      <text:p text:style-name="P6"/>
      <text:p text:style-name="P6"/>
      <text:p text:style-name="P6"/>
      <text:p text:style-name="P6"/>
      <text:p text:style-name="P6"/>
      <text:p text:style-name="P6"/>
      <text:p text:style-name="P6"/>
      <text:p text:style-name="P7">SYSTEM REQUIREMENTS SPECIFICATION (SyRS)</text:p>
      <text:p text:style-name="P7">FOR THE</text:p>
      <text:p text:style-name="P8">AUTONOMOUS ROVER</text:p>
      <text:p text:style-name="P3"/>
      <text:p text:style-name="P3"/>
      <text:p text:style-name="P3"/>
      <text:p text:style-name="P3"/>
      <text:p text:style-name="P3">Revision: <text:s text:c="4"/><text:span text:style-name="T1">1.0</text:span></text:p>
      <text:p text:style-name="P3">Date:<text:tab/>Dec<text:span text:style-name="T1">-2015</text:span></text:p>
      <text:p text:style-name="P3"/>
      <text:p text:style-name="P3"/>
      <text:p text:style-name="P3"/>
      <text:p text:style-name="P3"/>
      <text:p text:style-name="P3"/>
      <text:p text:style-name="P3"/>
      <text:p text:style-name="P4">Prepared by:</text:p>
      <text:p text:style-name="P4">Reviewed by:</text:p>
      <text:p text:style-name="P4">Approved by:</text:p>
      <text:p text:style-name="P5"/>
      <text:p text:style-name="P16"/>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3"><text:a xlink:type="simple" xlink:href="#__RefHeading___Toc1466_1867695605" text:style-name="Index_20_Link" text:visited-style-name="Index_20_Link">1 Introduction<text:tab/>1</text:a></text:p>
          <text:p text:style-name="P14"><text:a xlink:type="simple" xlink:href="#__RefHeading___Toc1468_1867695605" text:style-name="Index_20_Link" text:visited-style-name="Index_20_Link">1.1 Purpose<text:tab/>1</text:a></text:p>
          <text:p text:style-name="P14"><text:a xlink:type="simple" xlink:href="#__RefHeading___Toc1470_1867695605" text:style-name="Index_20_Link" text:visited-style-name="Index_20_Link">1.2 Document conventions<text:tab/>1</text:a></text:p>
          <text:p text:style-name="P14"><text:a xlink:type="simple" xlink:href="#__RefHeading___Toc1472_1867695605" text:style-name="Index_20_Link" text:visited-style-name="Index_20_Link">1.3 Intended audience<text:tab/>1</text:a></text:p>
          <text:p text:style-name="P14"><text:a xlink:type="simple" xlink:href="#__RefHeading___Toc1474_1867695605" text:style-name="Index_20_Link" text:visited-style-name="Index_20_Link">1.4 Additional information<text:tab/>1</text:a></text:p>
          <text:p text:style-name="P14"><text:a xlink:type="simple" xlink:href="#__RefHeading___Toc1476_1867695605" text:style-name="Index_20_Link" text:visited-style-name="Index_20_Link">1.5 Contact information/SyRS team members<text:tab/>1</text:a></text:p>
          <text:p text:style-name="P14"><text:a xlink:type="simple" xlink:href="#__RefHeading___Toc1478_1867695605" text:style-name="Index_20_Link" text:visited-style-name="Index_20_Link">1.6 References<text:tab/>1</text:a></text:p>
          <text:p text:style-name="P13"><text:a xlink:type="simple" xlink:href="#__RefHeading___Toc1480_1867695605" text:style-name="Index_20_Link" text:visited-style-name="Index_20_Link">2 System overview<text:tab/>1</text:a></text:p>
          <text:p text:style-name="P14"><text:a xlink:type="simple" xlink:href="#__RefHeading___Toc1482_1867695605" text:style-name="Index_20_Link" text:visited-style-name="Index_20_Link">2.1 System context<text:tab/>1</text:a></text:p>
          <text:p text:style-name="P14"><text:a xlink:type="simple" xlink:href="#__RefHeading___Toc1484_1867695605" text:style-name="Index_20_Link" text:visited-style-name="Index_20_Link">2.2 System functions<text:tab/>1</text:a></text:p>
          <text:p text:style-name="P14"><text:a xlink:type="simple" xlink:href="#__RefHeading___Toc1486_1867695605" text:style-name="Index_20_Link" text:visited-style-name="Index_20_Link">2.3 User characteristics<text:tab/>2</text:a></text:p>
          <text:p text:style-name="P13"><text:a xlink:type="simple" xlink:href="#__RefHeading___Toc1488_1867695605" text:style-name="Index_20_Link" text:visited-style-name="Index_20_Link">3 Functional Requirements<text:tab/>2</text:a></text:p>
          <text:p text:style-name="P13"><text:a xlink:type="simple" xlink:href="#__RefHeading___Toc1490_1867695605" text:style-name="Index_20_Link" text:visited-style-name="Index_20_Link">4 Usability Requirements<text:tab/>3</text:a></text:p>
          <text:p text:style-name="P13"><text:a xlink:type="simple" xlink:href="#__RefHeading___Toc1492_1867695605" text:style-name="Index_20_Link" text:visited-style-name="Index_20_Link">5 Performance Requirements<text:tab/>3</text:a></text:p>
          <text:p text:style-name="P13"><text:a xlink:type="simple" xlink:href="#__RefHeading___Toc1494_1867695605" text:style-name="Index_20_Link" text:visited-style-name="Index_20_Link">6 System Interfaces<text:tab/>3</text:a></text:p>
          <text:p text:style-name="P13"><text:a xlink:type="simple" xlink:href="#__RefHeading___Toc1496_1867695605" text:style-name="Index_20_Link" text:visited-style-name="Index_20_Link">7 System Operations<text:tab/>4</text:a></text:p>
          <text:p text:style-name="P14"><text:a xlink:type="simple" xlink:href="#__RefHeading___Toc1498_1867695605" text:style-name="Index_20_Link" text:visited-style-name="Index_20_Link">7.1 Human system integration requirements<text:tab/>4</text:a></text:p>
          <text:p text:style-name="P14"><text:a xlink:type="simple" xlink:href="#__RefHeading___Toc1500_1867695605" text:style-name="Index_20_Link" text:visited-style-name="Index_20_Link">7.2 Maintainability<text:tab/>4</text:a></text:p>
          <text:p text:style-name="P14"><text:a xlink:type="simple" xlink:href="#__RefHeading___Toc1502_1867695605" text:style-name="Index_20_Link" text:visited-style-name="Index_20_Link">7.3 Reliability<text:tab/>4</text:a></text:p>
          <text:p text:style-name="P13"><text:a xlink:type="simple" xlink:href="#__RefHeading___Toc1504_1867695605" text:style-name="Index_20_Link" text:visited-style-name="Index_20_Link">8 System modes and states<text:tab/>4</text:a></text:p>
          <text:p text:style-name="P13"><text:a xlink:type="simple" xlink:href="#__RefHeading___Toc1506_1867695605" text:style-name="Index_20_Link" text:visited-style-name="Index_20_Link">9 Physical characteristics<text:tab/>4</text:a></text:p>
          <text:p text:style-name="P14"><text:a xlink:type="simple" xlink:href="#__RefHeading___Toc1508_1867695605" text:style-name="Index_20_Link" text:visited-style-name="Index_20_Link">9.1 Physical requirements<text:tab/>4</text:a></text:p>
          <text:p text:style-name="P14"><text:a xlink:type="simple" xlink:href="#__RefHeading___Toc1510_1867695605" text:style-name="Index_20_Link" text:visited-style-name="Index_20_Link">9.2 Adaptability requirements<text:tab/>5</text:a></text:p>
          <text:p text:style-name="P13"><text:a xlink:type="simple" xlink:href="#__RefHeading___Toc1512_1867695605" text:style-name="Index_20_Link" text:visited-style-name="Index_20_Link">10 Environmental conditions<text:tab/>5</text:a></text:p>
          <text:p text:style-name="P13"><text:a xlink:type="simple" xlink:href="#__RefHeading___Toc1514_1867695605" text:style-name="Index_20_Link" text:visited-style-name="Index_20_Link">11 System security<text:tab/>5</text:a></text:p>
          <text:p text:style-name="P13"><text:a xlink:type="simple" xlink:href="#__RefHeading___Toc1516_1867695605" text:style-name="Index_20_Link" text:visited-style-name="Index_20_Link">12 Information management<text:tab/>5</text:a></text:p>
          <text:p text:style-name="P13"><text:a xlink:type="simple" xlink:href="#__RefHeading___Toc1518_1867695605" text:style-name="Index_20_Link" text:visited-style-name="Index_20_Link">13 Policies and regulations<text:tab/>5</text:a></text:p>
          <text:p text:style-name="P13"><text:a xlink:type="simple" xlink:href="#__RefHeading___Toc1520_1867695605" text:style-name="Index_20_Link" text:visited-style-name="Index_20_Link">14 System life cycle sustainment<text:tab/>5</text:a></text:p>
          <text:p text:style-name="P13"><text:a xlink:type="simple" xlink:href="#__RefHeading___Toc1522_1867695605" text:style-name="Index_20_Link" text:visited-style-name="Index_20_Link">15 Packaging, handling, shipping and transportation<text:tab/>5</text:a></text:p>
          <text:p text:style-name="P13"><text:a xlink:type="simple" xlink:href="#__RefHeading___Toc1524_1867695605" text:style-name="Index_20_Link" text:visited-style-name="Index_20_Link">16 Verification<text:tab/>6</text:a></text:p>
          <text:p text:style-name="P13"><text:a xlink:type="simple" xlink:href="#__RefHeading___Toc1526_1867695605" text:style-name="Index_20_Link" text:visited-style-name="Index_20_Link">17 Assumptions and dependencies<text:tab/>6</text:a></text:p>
          <text:p text:style-name="P13"><text:a xlink:type="simple" xlink:href="#__RefHeading___Toc1528_1867695605" text:style-name="Index_20_Link" text:visited-style-name="Index_20_Link">18 Other Requirements<text:tab/>6</text:a></text:p>
          <text:p text:style-name="P13"><text:soft-page-break/><text:a xlink:type="simple" xlink:href="#__RefHeading___Toc349_1979846857" text:style-name="Index_20_Link" text:visited-style-name="Index_20_Link">Appendix A: Terminology/Glossary/Definitions list<text:tab/>6</text:a></text:p>
          <text:p text:style-name="P13"><text:a xlink:type="simple" xlink:href="#__RefHeading___Toc243_1979846857" text:style-name="Index_20_Link" text:visited-style-name="Index_20_Link">Appendix B: Requirements Traceability Matrix<text:tab/>6</text:a></text:p>
        </text:index-body>
      </text:table-of-content>
      <text:h text:style-name="P9" text:outline-level="1"/>
      <text:h text:style-name="P18" text:outline-level="1"><text:bookmark-start text:name="__RefHeading___Toc1466_1867695605"/>1 Introduction<text:bookmark-end text:name="__RefHeading___Toc1466_1867695605"/></text:h>
      <text:h text:style-name="P11" text:outline-level="2"><text:bookmark-start text:name="__RefHeading___Toc1468_1867695605"/>1.1 Purpose<text:bookmark-end text:name="__RefHeading___Toc1468_1867695605"/></text:h>
      <text:p text:style-name="P15">The Rover is being acquired to help ensure emergency response personnel are not sent into an unsafe operating scene.</text:p>
      <text:h text:style-name="P11" text:outline-level="2"><text:bookmark-start text:name="__RefHeading___Toc1470_1867695605"/>1.2 Document conventions<text:bookmark-end text:name="__RefHeading___Toc1470_1867695605"/></text:h>
      <text:h text:style-name="P11" text:outline-level="2"><text:bookmark-start text:name="__RefHeading___Toc1472_1867695605"/>1.3 Intended audience<text:bookmark-end text:name="__RefHeading___Toc1472_1867695605"/></text:h>
      <text:p text:style-name="P15">This System Requirements Specification is intended for the Rover development team to define the functional and performance requirements for the Rover system.</text:p>
      <text:h text:style-name="P11" text:outline-level="2"><text:bookmark-start text:name="__RefHeading___Toc1474_1867695605"/>1.4 Additional information<text:bookmark-end text:name="__RefHeading___Toc1474_1867695605"/></text:h>
      <text:h text:style-name="P11" text:outline-level="2"><text:bookmark-start text:name="__RefHeading___Toc1476_1867695605"/>1.5 Contact information/SyRS team members<text:bookmark-end text:name="__RefHeading___Toc1476_1867695605"/></text:h>
      <text:h text:style-name="P11" text:outline-level="2"><text:bookmark-start text:name="__RefHeading___Toc1478_1867695605"/>1.6 References<text:bookmark-end text:name="__RefHeading___Toc1478_1867695605"/></text:h>
      <text:h text:style-name="P10" text:outline-level="1"><text:bookmark-start text:name="__RefHeading___Toc1480_1867695605"/>2 System overview<text:bookmark-end text:name="__RefHeading___Toc1480_1867695605"/></text:h>
      <text:h text:style-name="P11" text:outline-level="2"><text:bookmark-start text:name="__RefHeading___Toc1482_1867695605"/>2.1 System context<text:bookmark-end text:name="__RefHeading___Toc1482_1867695605"/></text:h>
      <text:p text:style-name="P15">The operating environment of the Autonomous Rover is an indoor operating theater in which the presence of Hazardous Materials is suspected. The operating environment may be under, special circumstances, an outdoor location, with the understanding that the Autonomous Rover is not designed for that type of environment.</text:p>
      <text:h text:style-name="P11" text:outline-level="2"><text:bookmark-start text:name="__RefHeading___Toc1484_1867695605"/>2.2 System functions<text:bookmark-end text:name="__RefHeading___Toc1484_1867695605"/></text:h>
      <text:p text:style-name="P15">The Rover is required to explore and map an operating theater and return sensor data as required.</text:p>
      <text:h text:style-name="P11" text:outline-level="2"><text:bookmark-start text:name="__RefHeading___Toc1486_1867695605"/><text:soft-page-break/>2.3 User characteristics<text:bookmark-end text:name="__RefHeading___Toc1486_1867695605"/></text:h>
      <text:p text:style-name="P12">2.3.1 Emergency Response Technician</text:p>
      <text:p text:style-name="P15">The Hazardous Material Emergency Response Technician, also referred to as the Response Technician, is the sole person allowed and trained to deploy, operate and recover the Autonomous Rover. Depending on the situation, the unit may dispatch one or two Hazmat Emergency Response Technician into a theater of operations.</text:p>
      <text:p text:style-name="P12">2.3.2 Maintenance Technician</text:p>
      <text:p text:style-name="P15">The Emergency Response unit has one Maintenance Technician on staff that will be qualified to perform any maintenance on the Rover. The maintenance technician is capable of performing basic electronics soldering and assembly. The technician, however, is not qualified to perform high-reliability soldering or "clean room" fabrication/assembly tasks.</text:p>
      <text:h text:style-name="P10" text:outline-level="1"><text:bookmark-start text:name="__RefHeading___Toc1488_1867695605"/>3 Functional Requirements<text:bookmark-end text:name="__RefHeading___Toc1488_1867695605"/></text:h>
      <text:p text:style-name="P15">The Rover shall support two (2) sensors from the following list:</text:p>
      <text:p text:style-name="P15">- IR Sensor;</text:p>
      <text:p text:style-name="P15">- explosive gas sensor;</text:p>
      <text:p text:style-name="P15">- smoke sensor;</text:p>
      <text:p text:style-name="P15">- ammonia sensor;</text:p>
      <text:p text:style-name="P15">- IR range finder;</text:p>
      <text:p text:style-name="P15">- acoustic (i.e. ultrasound) range finder;</text:p>
      <text:p text:style-name="P15">- radioactivity sensor;</text:p>
      <text:p text:style-name="P15">- water/liquid sensor;</text:p>
      <text:p text:style-name="P15">- light sensor;</text:p>
      <text:p text:style-name="P15">- carbon monoxide sensor.</text:p>
      <text:p text:style-name="P15">The Rover shall be able to deploy and retract a vertical boom at the end of which a sensor is mounted.</text:p>
      <text:p text:style-name="P15">The Rover shall explore a flat room (without holes) autonomously</text:p>
      <text:p text:style-name="P15"><text:soft-page-break/>The Rover shall produce a map of the explored environment</text:p>
      <text:p text:style-name="P15">The Rover shall avoid crashing into obstacles</text:p>
      <text:p text:style-name="P15">The Rover shall make it possible to download video images collected by a video sensor.</text:p>
      <text:p text:style-name="P15">The Rover shall differentiate walls from inclined pathway</text:p>
      <text:p text:style-name="P15">The Rover shall avoid falling on its backside</text:p>
      <text:p text:style-name="P15">During the mission the Rover should adopt an avoidance and evasion strategy if it encounters a threat or danger.</text:p>
      <text:p text:style-name="P15">Once the Rover has completed the mapping and data collection mission, it is to return to the starting point where it was placed at the start of the mission.</text:p>
      <text:p text:style-name="P15">It should be possible to abort a mission, at which time the Rover will return to the point where it was placed at the start of the mission.</text:p>
      <text:p text:style-name="P15">All collected sensor data and the area map shall be retained during power-down.</text:p>
      <text:p text:style-name="P15">It shall be possible to download the map and sensor data from the Rover using a cabled interface.</text:p>
      <text:p text:style-name="P15">It shall be possible to download the map and sensor data from the Rover using the Tablet controller.</text:p>
      <text:h text:style-name="P10" text:outline-level="1"><text:bookmark-start text:name="__RefHeading___Toc1490_1867695605"/>4 Usability Requirements<text:bookmark-end text:name="__RefHeading___Toc1490_1867695605"/></text:h>
      <text:h text:style-name="P10" text:outline-level="1"><text:bookmark-start text:name="__RefHeading___Toc1492_1867695605"/>5 Performance Requirements<text:bookmark-end text:name="__RefHeading___Toc1492_1867695605"/></text:h>
      <text:p text:style-name="P15">The Rover electrical power source shall provide an autonomy of at least 10mn</text:p>
      <text:p text:style-name="P15">The Rover electrical power source shall provide an autonomy of at least 30mn</text:p>
      <text:h text:style-name="P10" text:outline-level="1"><text:bookmark-start text:name="__RefHeading___Toc1494_1867695605"/>6 System Interfaces<text:bookmark-end text:name="__RefHeading___Toc1494_1867695605"/></text:h>
      <text:p text:style-name="P15">The only system interfaces for the Rover should be:</text:p>
      <text:p text:style-name="P15">- the man-machine interfaces, including:</text:p>
      <text:p text:style-name="Text_20_body">    <text:span text:style-name="T2">+ basic controls for manual operations;</text:span></text:p>
      <text:p text:style-name="Text_20_body"><text:soft-page-break/>    <text:span text:style-name="T2">+ an Android Tablet controller; or</text:span></text:p>
      <text:p text:style-name="Text_20_body">    <text:span text:style-name="T2">+ an iPad Tablet controller.</text:span></text:p>
      <text:p text:style-name="P15">- an optional Alternating Current interface to recharge the Rover power source;</text:p>
      <text:p text:style-name="P15">- the Rover controller re-programming/data download interface.</text:p>
      <text:h text:style-name="P10" text:outline-level="1"><text:bookmark-start text:name="__RefHeading___Toc1496_1867695605"/>7 System Operations<text:bookmark-end text:name="__RefHeading___Toc1496_1867695605"/></text:h>
      <text:h text:style-name="P11" text:outline-level="2"><text:bookmark-start text:name="__RefHeading___Toc1498_1867695605"/>7.1 Human system integration requirements<text:bookmark-end text:name="__RefHeading___Toc1498_1867695605"/></text:h>
      <text:p text:style-name="P15">The Rover shall be controllable through an Android application on an Android Tablet.</text:p>
      <text:p text:style-name="P15">The Rover shall be controllable through an IoS application on an iPad Tablet.</text:p>
      <text:p text:style-name="P15">It should be possible to learn its operation in no more than a one (1) training session.</text:p>
      <text:p text:style-name="P15">The Emergency Response Technician should become totally proficient with all operational aspects of the Rover in no more than five (5) training exercices.</text:p>
      <text:p text:style-name="P15">A Rover stowed in its utility case shall be transportable by a single person.</text:p>
      <text:h text:style-name="P11" text:outline-level="2"><text:bookmark-start text:name="__RefHeading___Toc1500_1867695605"/>7.2 Maintainability<text:bookmark-end text:name="__RefHeading___Toc1500_1867695605"/></text:h>
      <text:p text:style-name="P15">It shall be possible for the Emergency Response Technician to replace Rover sensors and the batteries if they are not rechargeable.</text:p>
      <text:h text:style-name="P11" text:outline-level="2"><text:bookmark-start text:name="__RefHeading___Toc1502_1867695605"/>7.3 Reliability<text:bookmark-end text:name="__RefHeading___Toc1502_1867695605"/></text:h>
      <text:h text:style-name="P10" text:outline-level="1"><text:bookmark-start text:name="__RefHeading___Toc1504_1867695605"/>8 System modes and states<text:bookmark-end text:name="__RefHeading___Toc1504_1867695605"/></text:h>
      <text:h text:style-name="P10" text:outline-level="1"><text:bookmark-start text:name="__RefHeading___Toc1506_1867695605"/>9 Physical characteristics<text:bookmark-end text:name="__RefHeading___Toc1506_1867695605"/></text:h>
      <text:h text:style-name="P11" text:outline-level="2"><text:bookmark-start text:name="__RefHeading___Toc1508_1867695605"/>9.1 Physical requirements<text:bookmark-end text:name="__RefHeading___Toc1508_1867695605"/></text:h>
      <text:p text:style-name="Text_20_body"><text:span text:style-name="T2">The Rover must be built with the 2 motor Dagu Electronics Rover 5 robot chassis with encoders. (</text:span><text:a xlink:type="simple" xlink:href="https://www.pololu.com/product/1551" text:style-name="Internet_20_link" text:visited-style-name="Visited_20_Internet_20_Link">https://www.pololu.com/product/1551</text:a><text:span text:style-name="T2">)</text:span></text:p>
      <text:p text:style-name="P15">The Rover must be built with widely available hardware pieces (Arduino, Raspberry Pi)</text:p>
      <text:p text:style-name="P15"><text:soft-page-break/>The Rover must be assembled with limited soldering capabilities</text:p>
      <text:p text:style-name="P15">The Rover (excluding the utility case and Tablet controller) shall not cost more than $200USD, including all Phase 1.0 sensors.</text:p>
      <text:h text:style-name="P11" text:outline-level="2"><text:bookmark-start text:name="__RefHeading___Toc1510_1867695605"/>9.2 Adaptability requirements<text:bookmark-end text:name="__RefHeading___Toc1510_1867695605"/></text:h>
      <text:h text:style-name="P10" text:outline-level="1"><text:bookmark-start text:name="__RefHeading___Toc1512_1867695605"/>10 Environmental conditions<text:bookmark-end text:name="__RefHeading___Toc1512_1867695605"/></text:h>
      <text:p text:style-name="P15">The Rover must explore dangerous areas (with many obstacles/holes, etc.)</text:p>
      <text:h text:style-name="P10" text:outline-level="1"><text:bookmark-start text:name="__RefHeading___Toc1514_1867695605"/>11 System security<text:bookmark-end text:name="__RefHeading___Toc1514_1867695605"/></text:h>
      <text:h text:style-name="P10" text:outline-level="1"><text:bookmark-start text:name="__RefHeading___Toc1516_1867695605"/>12 Information management<text:bookmark-end text:name="__RefHeading___Toc1516_1867695605"/></text:h>
      <text:h text:style-name="P10" text:outline-level="1"><text:bookmark-start text:name="__RefHeading___Toc1518_1867695605"/>13 Policies and regulations<text:bookmark-end text:name="__RefHeading___Toc1518_1867695605"/></text:h>
      <text:h text:style-name="P10" text:outline-level="1"><text:bookmark-start text:name="__RefHeading___Toc1520_1867695605"/>14 System life cycle sustainment<text:bookmark-end text:name="__RefHeading___Toc1520_1867695605"/></text:h>
      <text:p text:style-name="P15">The total price of the Rover, without the sensor payload and sensor mounts, must be less than 200$</text:p>
      <text:h text:style-name="P10" text:outline-level="1"><text:bookmark-start text:name="__RefHeading___Toc1522_1867695605"/>15 Packaging, handling, shipping and transportation<text:bookmark-end text:name="__RefHeading___Toc1522_1867695605"/></text:h>
      <text:p text:style-name="P15">The Rover must be packageable for flight travel (less than 10Kg including a flight case, handluggage max dimensions)</text:p>
      <text:p text:style-name="P15">The Rover shall not weigh more than 10kg, including the transport utility case.</text:p>
      <text:p text:style-name="P15">The maximum dimensions of the utility case must be within airline allowed hand luggage.</text:p>
      <text:p text:style-name="P15">The utility case shall have sufficient room to carry:</text:p>
      <text:p text:style-name="P15">- the Rover;</text:p>
      <text:p text:style-name="P15">- a set of batteries to power the Rover plus a spare set;</text:p>
      <text:p text:style-name="P15">- the battery charger if required;</text:p>
      <text:p text:style-name="P15"><text:soft-page-break/>- all the sensors; and</text:p>
      <text:p text:style-name="P15">- the control Tablet qith its power supply.</text:p>
      <text:h text:style-name="P10" text:outline-level="1"><text:bookmark-start text:name="__RefHeading___Toc1524_1867695605"/>16 Verification<text:bookmark-end text:name="__RefHeading___Toc1524_1867695605"/></text:h>
      <text:h text:style-name="P10" text:outline-level="1"><text:bookmark-start text:name="__RefHeading___Toc1526_1867695605"/>17 Assumptions and dependencies<text:bookmark-end text:name="__RefHeading___Toc1526_1867695605"/></text:h>
      <text:h text:style-name="P10" text:outline-level="1"><text:bookmark-start text:name="__RefHeading___Toc1528_1867695605"/>18 Other Requirements<text:bookmark-end text:name="__RefHeading___Toc1528_1867695605"/></text:h>
      <text:h text:style-name="P9" text:outline-level="1"><text:bookmark-start text:name="__RefHeading___Toc349_1979846857"/>Appendix A: Terminology/Glossary/Definitions list<text:bookmark-end text:name="__RefHeading___Toc349_1979846857"/></text:h>
      <text:h text:style-name="P9" text:outline-level="1"><text:bookmark-start text:name="__RefHeading___Toc243_1979846857"/>Appendix B: Requirements Traceability Matrix<text:bookmark-end text:name="__RefHeading___Toc243_1979846857"/></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fr" fo:country="CA"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0pt" fo:language="fr" fo:country="CA"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loext:contextual-spacing="false" fo:line-height="100%" fo:text-align="justify" style:justify-single-word="false" fo:orphans="2" fo:widows="2" style:writing-mode="lr-tb"/>
      <style:text-properties style:font-name="Verdana" fo:font-family="Verdana" style:font-family-generic="roman" style:font-pitch="variable" fo:font-size="10pt" fo:language="fr" fo:country="BE"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er" style:family="paragraph" style:parent-style-name="Standard" style:class="extra"/>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ignature" style:family="paragraph" style:parent-style-name="Standard" style:class="text"/>
    <style:style style:name="Preformatted_20_Text" style:display-name="Preformatted Text" style:family="paragraph" style:parent-style-name="Standard" style:class="html"/>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language="fr" fo:country="BE" fo:font-weight="bold" style:font-name-asian="Calibri1" style:font-family-asian="Calibri" style:font-family-generic-asian="system" style:font-pitch-asian="variable" style:font-size-asian="14pt" style:language-asian="de" style:country-asian="DE" style:font-weight-asian="bold" style:font-name-complex="Tahoma" style:font-family-complex="Tahoma"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language="fr" fo:country="BE" fo:font-weight="bold" style:font-name-asian="Calibri1" style:font-family-asian="Calibri" style:font-family-generic-asian="system" style:font-pitch-asian="variable" style:font-size-asian="13pt" style:language-asian="de" style:country-asian="DE"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111376" officeooo:paragraph-rsid="00111376"/>
    </style:style>
    <style:style style:name="MP2" style:family="paragraph" style:parent-style-name="Standard">
      <style:paragraph-properties fo:text-align="end" style:justify-single-word="false"/>
      <style:text-properties fo:language="en" fo:country="US" officeooo:rsid="00111376" officeooo:paragraph-rsid="00111376"/>
    </style:style>
    <style:style style:name="MT1" style:family="text">
      <style:text-properties officeooo:rsid="00165ce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yRS for the <text:span text:style-name="MT1">Autonomous Rover</text:span></text:p>
      </style:header>
      <style:footer>
        <text:p text:style-name="MP2">Revision:<text:tab/><text:span text:style-name="MT1">1.0</text:span><text:tab/> <text:s text:c="4"/></text:p>
        <text:p text:style-name="MP2">Date:<text:tab/><text:span text:style-name="MT1">Dec-2015</text:span><text:tab/></text:p>
        <text:p text:style-name="MP2">Page:<text:tab/><text:page-number text:select-page="current">6</text:page-number><text:tab/><text:tab/></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Front_20_material" style:display-name="Front material" style:page-layout-name="Mpm10">
      <style:header>
        <text:p text:style-name="MP1">SyRS for the <text:span text:style-name="MT1">Autonomous Rover</text:span></text:p>
      </style:header>
      <style:footer>
        <text:p text:style-name="MP2">Revision:<text:tab/><text:tab/> <text:s text:c="4"/></text:p>
        <text:p text:style-name="MP2">Date:<text:tab/><text:tab/><text:tab/></text:p>
        <text:p text:style-name="MP2">Page:<text:tab/><text:page-number text:select-page="current">iii</text:page-numb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5-12-22T21:43:55.905000000</meta:creation-date>
    <meta:editing-duration>PT5M5S</meta:editing-duration>
    <meta:generator>LibreOffice/5.0.1.2$Windows_x86 LibreOffice_project/81898c9f5c0d43f3473ba111d7b351050be20261</meta:generator>
    <dc:date>2015-12-22T21:48:57.655000000</dc:date>
    <meta:document-statistic meta:table-count="0" meta:image-count="0" meta:object-count="0" meta:page-count="10" meta:paragraph-count="147" meta:word-count="1112" meta:character-count="7097" meta:non-whitespace-character-count="60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